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hang" svg:font-family="Ahang" style:font-pitch="variable"/>
    <style:font-face style:name="Ahang1" svg:font-family="Ahang" style:font-adornments="Black" style:font-pitch="variable"/>
    <style:font-face style:name="Dana Black" svg:font-family="'Dana Black'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ANYekan" svg:font-family="IRANYek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dejavu sans mono" svg:font-family="'dejavu sans mono', monospace"/>
  </office:font-face-decls>
  <office:automatic-styles>
    <style:style style:name="Table1" style:family="table">
      <style:table-properties style:width="6.6528in" fo:margin-left="0in" table:align="left"/>
    </style:style>
    <style:style style:name="Table1.A" style:family="table-column">
      <style:table-column-properties style:column-width="1.3403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1.6243in"/>
    </style:style>
    <style:style style:name="Table1.D" style:family="table-column">
      <style:table-column-properties style:column-width="2.1257in"/>
    </style:style>
    <style:style style:name="Table1.A1" style:family="table-cell">
      <style:table-cell-properties fo:padding="0.0382in" fo:border="0.5pt solid #ffffff"/>
    </style:style>
    <style:style style:name="Table1.A5" style:family="table-cell">
      <style:table-cell-properties fo:padding="0.0382in" fo:border-left="0.5pt solid #ffffff" fo:border-right="0.5pt solid #ffffff" fo:border-top="none" fo:border-bottom="0.5pt solid #ffffff"/>
    </style:style>
    <style:style style:name="Table1.6" style:family="table-row">
      <style:table-row-properties style:min-row-height="0.3799in"/>
    </style:style>
    <style:style style:name="Table2" style:family="table">
      <style:table-properties style:width="6.6896in" fo:margin-left="0in" table:align="left"/>
    </style:style>
    <style:style style:name="Table2.A" style:family="table-column">
      <style:table-column-properties style:column-width="1.0646in"/>
    </style:style>
    <style:style style:name="Table2.B" style:family="table-column">
      <style:table-column-properties style:column-width="5.625in"/>
    </style:style>
    <style:style style:name="Table2.A1" style:family="table-cell">
      <style:table-cell-properties fo:padding="0.0382in" fo:border="none"/>
    </style:style>
    <style:style style:name="Table2.3" style:family="table-row">
      <style:table-row-properties style:min-row-height="0.3681in"/>
    </style:style>
    <style:style style:name="Table2.A3" style:family="table-cell">
      <style:table-cell-properties fo:padding="0.0382in" fo:border-left="none" fo:border-right="none" fo:border-top="none" fo:border-bottom="0.5pt solid #ff8000"/>
    </style:style>
    <style:style style:name="Table4" style:family="table">
      <style:table-properties style:width="6.6528in" fo:margin-left="0in" table:align="left"/>
    </style:style>
    <style:style style:name="Table4.A" style:family="table-column">
      <style:table-column-properties style:column-width="1.0278in"/>
    </style:style>
    <style:style style:name="Table4.B" style:family="table-column">
      <style:table-column-properties style:column-width="5.625in"/>
    </style:style>
    <style:style style:name="Table4.A1" style:family="table-cell">
      <style:table-cell-properties fo:padding="0.0382in" fo:border="none"/>
    </style:style>
    <style:style style:name="Table4.A3" style:family="table-cell">
      <style:table-cell-properties fo:padding="0.0382in" fo:border-left="none" fo:border-right="none" fo:border-top="none" fo:border-bottom="0.5pt solid #ff8000"/>
    </style:style>
    <style:style style:name="Table3" style:family="table">
      <style:table-properties style:width="6.6854in" fo:margin-left="0in" table:align="left"/>
    </style:style>
    <style:style style:name="Table3.A" style:family="table-column">
      <style:table-column-properties style:column-width="1.0604in"/>
    </style:style>
    <style:style style:name="Table3.B" style:family="table-column">
      <style:table-column-properties style:column-width="5.625in"/>
    </style:style>
    <style:style style:name="Table3.A1" style:family="table-cell">
      <style:table-cell-properties fo:padding="0.0382in" fo:border="none"/>
    </style:style>
    <style:style style:name="Table3.A3" style:family="table-cell">
      <style:table-cell-properties fo:padding="0.0382in" fo:border-left="none" fo:border-right="none" fo:border-top="none" fo:border-bottom="0.5pt solid #ff8000"/>
    </style:style>
    <style:style style:name="Table10" style:family="table">
      <style:table-properties style:width="6.6549in" fo:margin-left="0in" table:align="left"/>
    </style:style>
    <style:style style:name="Table10.A" style:family="table-column">
      <style:table-column-properties style:column-width="1.1104in"/>
    </style:style>
    <style:style style:name="Table10.B" style:family="table-column">
      <style:table-column-properties style:column-width="1.1056in"/>
    </style:style>
    <style:style style:name="Table10.C" style:family="table-column">
      <style:table-column-properties style:column-width="1.1118in"/>
    </style:style>
    <style:style style:name="Table10.D" style:family="table-column">
      <style:table-column-properties style:column-width="1.109in"/>
    </style:style>
    <style:style style:name="Table10.A1" style:family="table-cell">
      <style:table-cell-properties fo:padding="0.0382in" fo:border-left="none" fo:border-right="0.5pt solid #ff8000" fo:border-top="none" fo:border-bottom="none"/>
    </style:style>
    <style:style style:name="Table10.B1" style:family="table-cell">
      <style:table-cell-properties fo:padding="0.0382in" fo:border="none"/>
    </style:style>
    <style:style style:name="Table10.D1" style:family="table-cell">
      <style:table-cell-properties fo:padding="0.0382in" fo:border-left="0.5pt solid #ff8000" fo:border-right="none" fo:border-top="none" fo:border-bottom="none"/>
    </style:style>
    <style:style style:name="Table10.E1" style:family="table-cell">
      <style:table-cell-properties fo:padding="0.0382in" fo:border-left="0.5pt solid #ff8000" fo:border-right="0.5pt solid #ff8000" fo:border-top="none" fo:border-bottom="none"/>
    </style:style>
    <style:style style:name="Table10.A2" style:family="table-cell">
      <style:table-cell-properties style:vertical-align="middle" fo:padding="0.0382in" fo:border-left="none" fo:border-right="0.5pt solid #ff8000" fo:border-top="none" fo:border-bottom="none"/>
    </style:style>
    <style:style style:name="Table10.B2" style:family="table-cell">
      <style:table-cell-properties style:vertical-align="middle" fo:padding="0.0382in" fo:border-left="0.5pt solid #000000" fo:border-right="none" fo:border-top="none" fo:border-bottom="none"/>
    </style:style>
    <style:style style:name="Table10.C2" style:family="table-cell">
      <style:table-cell-properties style:vertical-align="middle" fo:padding="0.0382in" fo:border-left="none" fo:border-right="0.5pt solid #000000" fo:border-top="none" fo:border-bottom="none"/>
    </style:style>
    <style:style style:name="Table10.D2" style:family="table-cell">
      <style:table-cell-properties style:vertical-align="middle" fo:padding="0.0382in" fo:border-left="0.5pt solid #ff8000" fo:border-right="none" fo:border-top="none" fo:border-bottom="none"/>
    </style:style>
    <style:style style:name="Table10.E2" style:family="table-cell">
      <style:table-cell-properties style:vertical-align="middle" fo:padding="0.0382in" fo:border-left="0.5pt solid #ff8000" fo:border-right="0.5pt solid #ff8000" fo:border-top="none" fo:border-bottom="none"/>
    </style:style>
    <style:style style:name="P1" style:family="paragraph" style:parent-style-name="Table_20_Contents">
      <style:text-properties fo:color="#666666" loext:opacity="100%" style:font-name="IRANYekan" fo:font-size="10pt" fo:font-weight="bold" officeooo:rsid="00122a69" officeooo:paragraph-rsid="00122a69" style:font-size-asian="10pt" style:font-weight-asian="bold" style:font-name-complex="IRANYekan" style:font-size-complex="10pt" style:font-weight-complex="bold"/>
    </style:style>
    <style:style style:name="P2" style:family="paragraph" style:parent-style-name="Table_20_Contents">
      <style:text-properties fo:color="#666666" loext:opacity="100%" style:font-name="IRANYekan" fo:font-size="10pt" fo:font-weight="bold" officeooo:rsid="00134715" officeooo:paragraph-rsid="00134715" style:font-size-asian="10pt" style:font-weight-asian="bold" style:font-name-complex="IRANYekan" style:font-size-complex="10pt" style:font-weight-complex="bold"/>
    </style:style>
    <style:style style:name="P3" style:family="paragraph" style:parent-style-name="Standard">
      <style:text-properties fo:color="#000000" loext:opacity="100%" style:font-name="IRANYekan" fo:font-size="10pt" officeooo:paragraph-rsid="00122a69" style:font-size-asian="10pt" style:font-name-complex="IRANYekan" style:font-size-complex="10pt"/>
    </style:style>
    <style:style style:name="P4" style:family="paragraph" style:parent-style-name="Standard">
      <style:text-properties fo:color="#000000" loext:opacity="100%" style:font-name="IRANYekan" fo:font-size="10pt" officeooo:rsid="000ea6dc" officeooo:paragraph-rsid="00134715" style:font-size-asian="10pt" style:font-name-complex="IRANYekan" style:font-size-complex="10pt"/>
    </style:style>
    <style:style style:name="P5" style:family="paragraph" style:parent-style-name="Standard">
      <style:text-properties fo:color="#000000" loext:opacity="100%" style:font-name="IRANYekan" fo:font-size="10pt" officeooo:paragraph-rsid="0013b1da" style:font-size-asian="10pt" style:font-name-complex="IRANYekan" style:font-size-complex="10pt"/>
    </style:style>
    <style:style style:name="P6" style:family="paragraph" style:parent-style-name="Table_20_Contents">
      <style:paragraph-properties fo:text-align="end" style:justify-single-word="false"/>
      <style:text-properties officeooo:paragraph-rsid="0013b1da"/>
    </style:style>
    <style:style style:name="P7" style:family="paragraph" style:parent-style-name="Text_20_body">
      <style:text-properties fo:color="#ff860d" loext:opacity="100%" style:font-name="IRANYekan" fo:font-size="10pt" officeooo:rsid="000deba1" officeooo:paragraph-rsid="000deba1" style:font-size-asian="10pt" style:font-name-complex="Dana Black" style:font-size-complex="10pt"/>
    </style:style>
    <style:style style:name="P8" style:family="paragraph" style:parent-style-name="Standard">
      <style:text-properties fo:color="#000000" loext:opacity="100%" style:font-name="IRANYekan" fo:font-size="10pt" officeooo:rsid="000ea6dc" officeooo:paragraph-rsid="001574d3" style:font-size-asian="10pt" style:font-name-complex="IRANYekan" style:font-size-complex="10pt"/>
    </style:style>
    <style:style style:name="P9" style:family="paragraph" style:parent-style-name="Standard">
      <style:text-properties fo:color="#000000" loext:opacity="100%" style:font-name="IRANYekan" fo:font-size="10pt" officeooo:paragraph-rsid="001574d3" style:font-size-asian="10pt" style:font-name-complex="IRANYekan" style:font-size-complex="10pt"/>
    </style:style>
    <style:style style:name="P10" style:family="paragraph" style:parent-style-name="Standard">
      <style:text-properties fo:color="#000000" loext:opacity="100%" style:font-name="IRANYekan" fo:font-size="10pt" officeooo:rsid="001574d3" style:font-size-asian="10pt" style:font-name-complex="IRANYekan" style:font-size-complex="10pt"/>
    </style:style>
    <style:style style:name="P11" style:family="paragraph" style:parent-style-name="Standard">
      <style:text-properties fo:color="#000000" loext:opacity="100%" style:font-name="IRANYekan" fo:font-size="10pt" officeooo:rsid="0018877d" officeooo:paragraph-rsid="0018877d" style:font-size-asian="10pt" style:font-name-complex="IRANYekan" style:font-size-complex="10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RANYekan" fo:font-size="10pt" officeooo:rsid="0013b1da" officeooo:paragraph-rsid="0013b1da" style:font-size-asian="10pt" style:font-name-complex="IRANYekan" style:font-size-complex="10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RANYekan" fo:font-size="10pt" officeooo:paragraph-rsid="000deba1" style:font-size-asian="10pt" style:font-name-complex="IRANYekan" style:font-size-complex="10pt"/>
    </style:style>
    <style:style style:name="P14" style:family="paragraph" style:parent-style-name="Standard">
      <style:paragraph-properties fo:text-align="end" style:justify-single-word="false"/>
      <style:text-properties fo:color="#000000" loext:opacity="100%" style:font-name="IRANYekan" fo:font-size="10pt" officeooo:rsid="002665a9" officeooo:paragraph-rsid="002665a9" style:font-size-asian="10pt" style:font-name-complex="IRANYekan" style:font-size-complex="10pt"/>
    </style:style>
    <style:style style:name="P15" style:family="paragraph" style:parent-style-name="Standard">
      <style:text-properties fo:color="#000000" loext:opacity="100%" style:font-name="IRANYekan" fo:font-size="10pt" fo:font-weight="normal" officeooo:rsid="00144e10" officeooo:paragraph-rsid="00144e10" style:font-size-asian="10pt" style:font-weight-asian="normal" style:font-name-complex="IRANYekan" style:font-size-complex="10pt" style:font-weight-complex="normal"/>
    </style:style>
    <style:style style:name="P16" style:family="paragraph" style:parent-style-name="Standard">
      <style:text-properties fo:color="#000000" loext:opacity="100%" style:font-name="IRANYekan" fo:font-size="10pt" fo:font-weight="normal" officeooo:rsid="000ea6dc" officeooo:paragraph-rsid="001b3abe" style:font-size-asian="10pt" style:font-weight-asian="normal" style:font-name-complex="IRANYekan" style:font-size-complex="10pt" style:font-weight-complex="normal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RANYekan" fo:font-size="10pt" fo:font-weight="normal" officeooo:rsid="0013b1da" officeooo:paragraph-rsid="0013b1da" style:font-size-asian="10pt" style:font-weight-asian="normal" style:font-name-complex="IRANYekan" style:font-size-complex="10pt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RANYekan" fo:font-size="10pt" fo:font-weight="normal" officeooo:paragraph-rsid="000deba1" style:font-size-asian="10pt" style:font-weight-asian="normal" style:font-name-complex="IRANYekan" style:font-size-complex="10pt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RANYekan" fo:font-size="8pt" officeooo:rsid="001b9a94" officeooo:paragraph-rsid="001b9a94" style:font-size-asian="8pt" style:font-name-complex="IRANYekan" style:font-size-complex="8pt"/>
    </style:style>
    <style:style style:name="P20" style:family="paragraph" style:parent-style-name="Standard">
      <style:text-properties fo:color="#666666" loext:opacity="100%" style:font-name="IRANYekan" fo:font-size="10pt" fo:font-weight="bold" officeooo:rsid="000ea6dc" officeooo:paragraph-rsid="00134715" style:font-size-asian="10pt" style:font-weight-asian="bold" style:font-name-complex="IRANYekan" style:font-size-complex="10pt" style:font-weight-complex="bold"/>
    </style:style>
    <style:style style:name="P21" style:family="paragraph" style:parent-style-name="Standard">
      <style:text-properties fo:color="#666666" loext:opacity="100%" style:font-name="IRANYekan" fo:font-size="10pt" fo:font-weight="bold" officeooo:rsid="000ea6dc" officeooo:paragraph-rsid="001574d3" style:font-size-asian="10pt" style:font-weight-asian="bold" style:font-name-complex="IRANYekan" style:font-size-complex="10pt" style:font-weight-complex="bold"/>
    </style:style>
    <style:style style:name="P22" style:family="paragraph" style:parent-style-name="Standard">
      <style:text-properties fo:color="#666666" loext:opacity="100%" style:font-name="IRANYekan" fo:font-size="10pt" fo:font-weight="bold" officeooo:rsid="000ea6dc" officeooo:paragraph-rsid="0013b1da" style:font-size-asian="10pt" style:font-weight-asian="bold" style:font-name-complex="IRANYekan" style:font-size-complex="10pt" style:font-weight-complex="bold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fo:color="#666666" loext:opacity="100%" style:font-name="IRANYekan" fo:font-size="10pt" fo:font-weight="bold" officeooo:rsid="0013b1da" officeooo:paragraph-rsid="0013b1da" style:font-size-asian="10pt" style:font-weight-asian="bold" style:font-name-complex="IRANYekan" style:font-size-complex="10pt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fo:color="#666666" loext:opacity="100%" style:font-name="IRANYekan" fo:font-size="10pt" fo:font-weight="bold" officeooo:rsid="001b9a94" officeooo:paragraph-rsid="001b9a94" style:font-size-asian="10pt" style:font-weight-asian="bold" style:font-name-complex="IRANYekan" style:font-size-complex="10pt" style:font-weight-complex="bold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fo:color="#666666" loext:opacity="100%" style:font-name="IRANYekan" fo:font-size="10pt" fo:font-weight="bold" officeooo:paragraph-rsid="000deba1" style:font-size-asian="10pt" style:font-weight-asian="bold" style:font-name-complex="IRANYekan" style:font-size-complex="10pt" style:font-weight-complex="bold"/>
    </style:style>
    <style:style style:name="P26" style:family="paragraph" style:parent-style-name="Standard">
      <style:text-properties officeooo:paragraph-rsid="001b3abe"/>
    </style:style>
    <style:style style:name="P27" style:family="paragraph" style:parent-style-name="Standard">
      <style:text-properties fo:color="#ff860d" loext:opacity="100%" style:font-name="IRANYekan" fo:font-size="10pt" officeooo:rsid="000deba1" officeooo:paragraph-rsid="000deba1" style:font-size-asian="10pt" style:font-name-complex="Dana Black" style:font-size-complex="10pt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officeooo:paragraph-rsid="001b9a94"/>
    </style:style>
    <style:style style:name="P29" style:family="paragraph" style:parent-style-name="Standard">
      <style:paragraph-properties fo:text-align="start" style:justify-single-word="false"/>
      <style:text-properties fo:color="#808080" loext:opacity="100%" officeooo:rsid="00265a8b" officeooo:paragraph-rsid="00265a8b"/>
    </style:style>
    <style:style style:name="P30" style:family="paragraph" style:parent-style-name="Table_20_Contents">
      <style:text-properties fo:color="#666666" loext:opacity="100%" style:font-name="IRANYekan" fo:font-size="10pt" fo:font-weight="bold" officeooo:rsid="00122a69" officeooo:paragraph-rsid="001574d3" style:font-size-asian="10pt" style:font-weight-asian="bold" style:font-name-complex="IRANYekan" style:font-size-complex="10pt" style:font-weight-complex="bold"/>
    </style:style>
    <style:style style:name="P31" style:family="paragraph" style:parent-style-name="Table_20_Contents">
      <style:text-properties fo:color="#666666" loext:opacity="100%" style:font-name="IRANYekan" fo:font-size="10pt" fo:font-weight="bold" officeooo:rsid="00122a69" officeooo:paragraph-rsid="0013b1da" style:font-size-asian="10pt" style:font-weight-asian="bold" style:font-name-complex="IRANYekan" style:font-size-complex="10pt" style:font-weight-complex="bold"/>
    </style:style>
    <style:style style:name="P32" style:family="paragraph" style:parent-style-name="Table_20_Contents">
      <style:text-properties fo:color="#666666" loext:opacity="100%" style:font-name="IRANYekan" fo:font-size="10pt" fo:font-weight="bold" officeooo:rsid="00134715" officeooo:paragraph-rsid="001574d3" style:font-size-asian="10pt" style:font-weight-asian="bold" style:font-name-complex="IRANYekan" style:font-size-complex="10pt" style:font-weight-complex="bold"/>
    </style:style>
    <style:style style:name="P33" style:family="paragraph" style:parent-style-name="Table_20_Contents">
      <style:text-properties fo:color="#666666" loext:opacity="100%" style:font-name="IRANYekan" fo:font-size="10pt" fo:font-weight="bold" officeooo:rsid="00134715" officeooo:paragraph-rsid="0013b1da" style:font-size-asian="10pt" style:font-weight-asian="bold" style:font-name-complex="IRANYekan" style:font-size-complex="10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officeooo:paragraph-rsid="00134715"/>
    </style:style>
    <style:style style:name="P35" style:family="paragraph" style:parent-style-name="Table_20_Contents">
      <style:paragraph-properties fo:text-align="end" style:justify-single-word="false"/>
      <style:text-properties officeooo:paragraph-rsid="001574d3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Ahang" fo:font-size="9pt" officeooo:rsid="00216143" officeooo:paragraph-rsid="00250337" style:font-size-asian="9pt" style:font-name-complex="Ahang" style:font-size-complex="9pt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Ahang" fo:font-size="9pt" officeooo:rsid="002360d0" officeooo:paragraph-rsid="00250337" style:font-size-asian="9pt" style:font-name-complex="Ahang" style:font-size-complex="9pt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font-name="Ahang" fo:font-size="9pt" officeooo:rsid="00208b59" officeooo:paragraph-rsid="00250337" style:font-size-asian="9pt" style:font-name-complex="Ahang" style:font-size-complex="9pt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font-name="Ahang" fo:font-size="9pt" officeooo:rsid="00205751" officeooo:paragraph-rsid="00250337" style:font-size-asian="9pt" style:font-name-complex="Ahang" style:font-size-complex="9pt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font-name="Ahang" fo:font-size="9pt" style:font-size-asian="9pt" style:font-name-complex="Ahang" style:font-size-complex="9pt"/>
    </style:style>
    <style:style style:name="P41" style:family="paragraph">
      <loext:graphic-properties draw:fill-color="#ffffff"/>
      <style:paragraph-properties fo:text-align="center"/>
    </style:style>
    <style:style style:name="T1" style:family="text">
      <style:text-properties officeooo:rsid="000deba1"/>
    </style:style>
    <style:style style:name="T2" style:family="text">
      <style:text-properties style:text-underline-style="none" fo:font-weight="normal" officeooo:rsid="000ea6dc" style:font-weight-asian="normal" style:font-weight-complex="normal"/>
    </style:style>
    <style:style style:name="T3" style:family="text">
      <style:text-properties style:text-underline-style="none" fo:font-weight="normal" officeooo:rsid="00144e10" style:font-weight-asian="normal" style:font-weight-complex="normal"/>
    </style:style>
    <style:style style:name="T4" style:family="text">
      <style:text-properties style:text-underline-style="none" fo:font-weight="normal" officeooo:rsid="001574d3" style:font-weight-asian="normal" style:font-weight-complex="normal"/>
    </style:style>
    <style:style style:name="T5" style:family="text">
      <style:text-properties fo:color="#ff8000" loext:opacity="100%" style:font-name="IRANYekan" fo:font-size="10pt" style:text-underline-style="none" fo:font-weight="bold" officeooo:rsid="00144e10" style:font-size-asian="10pt" style:font-weight-asian="bold" style:font-name-complex="IRANYekan" style:font-size-complex="10pt" style:font-weight-complex="bold"/>
    </style:style>
    <style:style style:name="T6" style:family="text">
      <style:text-properties fo:color="#ff8000" loext:opacity="100%" style:font-name="IRANYekan" fo:font-size="10pt" style:text-underline-style="none" officeooo:rsid="00134715" style:font-size-asian="10pt" style:font-name-complex="IRANYekan" style:font-size-complex="10pt"/>
    </style:style>
    <style:style style:name="T7" style:family="text">
      <style:text-properties fo:color="#ff8000" loext:opacity="100%" style:font-name="IRANYekan" fo:font-size="10pt" style:text-underline-style="none" officeooo:rsid="001574d3" style:font-size-asian="10pt" style:font-name-complex="IRANYekan" style:font-size-complex="10pt"/>
    </style:style>
    <style:style style:name="T8" style:family="text">
      <style:text-properties fo:color="#ff8000" loext:opacity="100%" style:font-name="IRANYekan" fo:font-size="8pt" style:text-underline-style="none" officeooo:rsid="001d7ef4" style:font-size-asian="8pt" style:font-size-complex="8pt"/>
    </style:style>
    <style:style style:name="T9" style:family="text">
      <style:text-properties fo:color="#ff8000" loext:opacity="100%" style:text-underline-style="none"/>
    </style:style>
    <style:style style:name="T10" style:family="text">
      <style:text-properties fo:color="#000000" loext:opacity="100%" style:font-name="IRANYekan" fo:font-size="10pt" fo:font-weight="bold" officeooo:rsid="00216143" style:font-size-asian="10pt" style:font-weight-asian="bold" style:font-name-complex="IRANYekan" style:font-size-complex="10pt" style:font-weight-complex="bold"/>
    </style:style>
    <style:style style:name="T11" style:family="text">
      <style:text-properties style:font-name="IRANYekan" fo:font-size="10pt" fo:font-weight="bold" style:font-size-asian="10pt" style:font-weight-asian="bold" style:font-name-complex="IRANYekan" style:font-size-complex="10pt" style:font-weight-complex="bold"/>
    </style:style>
    <style:style style:name="T12" style:family="text">
      <style:text-properties style:font-name="IRANYekan" fo:font-size="10pt" fo:font-weight="bold" officeooo:rsid="00216143" style:font-size-asian="10pt" style:font-weight-asian="bold" style:font-name-complex="IRANYekan" style:font-size-complex="10pt" style:font-weight-complex="bold"/>
    </style:style>
    <style:style style:name="T13" style:family="text">
      <style:text-properties style:font-name="IRANYekan" fo:font-size="10pt" fo:font-weight="bold" officeooo:rsid="002360d0" style:font-size-asian="10pt" style:font-weight-asian="bold" style:font-name-complex="IRANYekan" style:font-size-complex="10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ea6dc" style:font-weight-asian="normal" style:font-weight-complex="normal"/>
    </style:style>
    <style:style style:name="T16" style:family="text">
      <style:text-properties fo:font-weight="normal" officeooo:rsid="00134715" style:font-weight-asian="normal" style:font-weight-complex="normal"/>
    </style:style>
    <style:style style:name="T17" style:family="text">
      <style:text-properties fo:font-weight="normal" officeooo:rsid="00144e10" style:font-weight-asian="normal" style:font-weight-complex="normal"/>
    </style:style>
    <style:style style:name="T18" style:family="text">
      <style:text-properties fo:font-weight="normal" officeooo:rsid="001574d3" style:font-weight-asian="normal" style:font-weight-complex="normal"/>
    </style:style>
    <style:style style:name="T19" style:family="text">
      <style:text-properties fo:color="#ff860d" loext:opacity="100%" style:font-name="IRANYekan" fo:font-size="10pt" fo:font-weight="normal" officeooo:rsid="000deba1" style:font-size-asian="10pt" style:font-weight-asian="normal" style:font-name-complex="Dana Black" style:font-size-complex="10pt" style:font-weight-complex="normal"/>
    </style:style>
    <style:style style:name="T20" style:family="text">
      <style:text-properties fo:color="#ff860d" loext:opacity="100%" style:font-name="IRANYekan" fo:font-size="10pt" fo:font-weight="normal" officeooo:rsid="001b3abe" style:font-size-asian="10pt" style:font-weight-asian="normal" style:font-name-complex="Dana Black" style:font-size-complex="10pt" style:font-weight-complex="normal"/>
    </style:style>
    <style:style style:name="T21" style:family="text">
      <style:text-properties fo:color="#ff860d" loext:opacity="100%" officeooo:rsid="000deba1" style:font-name-complex="Dana Black"/>
    </style:style>
    <style:style style:name="T22" style:family="text">
      <style:text-properties style:font-name="IRANYekan" fo:font-size="8pt" style:text-underline-style="none" officeooo:rsid="001d7ef4" style:font-size-asian="8pt" style:font-size-complex="8pt"/>
    </style:style>
    <style:style style:name="T23" style:family="text">
      <style:text-properties officeooo:rsid="00208b59"/>
    </style:style>
    <style:style style:name="T24" style:family="text">
      <style:text-properties officeooo:rsid="002360d0"/>
    </style:style>
    <style:style style:name="T25" style:family="text">
      <style:text-properties officeooo:rsid="00250337"/>
    </style:style>
    <style:style style:name="gr1" style:family="graphic">
      <style:graphic-properties svg:stroke-width="0.0201in" svg:stroke-color="#ff5429" draw:marker-start-width="0.1689in" draw:marker-end-width="0.1689in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ff5429" draw:marker-start-width="0.1689in" draw:marker-end-width="0.1689in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line text:anchor-type="paragraph" draw:z-index="0" draw:name="Horizontal line 1" draw:style-name="gr2" draw:text-style-name="P41" svg:x1="6.6634in" svg:y1="0.2563in" svg:x2="-0.011in" svg:y2="0.2563in"><text:p/></draw:line>مشخصات فرد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5">نا<text:span text:style-name="T1">م</text:span>:</text:p>
          </table:table-cell>
          <table:table-cell table:style-name="Table1.A1" office:value-type="string">
            <text:p text:style-name="P18">علی</text:p>
          </table:table-cell>
          <table:table-cell table:style-name="Table1.A1" office:value-type="string">
            <text:p text:style-name="P25">وضعیت تاهل‌:</text:p>
          </table:table-cell>
          <table:table-cell table:style-name="Table1.A1" office:value-type="string">
            <text:p text:style-name="P13">متاهل</text:p>
          </table:table-cell>
        </table:table-row>
        <table:table-row>
          <table:table-cell table:style-name="Table1.A1" office:value-type="string">
            <text:p text:style-name="P25">نام خانوادگی:</text:p>
          </table:table-cell>
          <table:table-cell table:style-name="Table1.A1" office:value-type="string">
            <text:p text:style-name="P18">جابری</text:p>
          </table:table-cell>
          <table:table-cell table:style-name="Table1.A1" office:value-type="string">
            <text:p text:style-name="P25">وضعیت نظام وظیفه:</text:p>
          </table:table-cell>
          <table:table-cell table:style-name="Table1.A1" office:value-type="string">
            <text:p text:style-name="P13"><text:s/><text:span text:style-name="T1">انجام داده ام</text:span></text:p>
          </table:table-cell>
        </table:table-row>
        <table:table-row>
          <table:table-cell table:style-name="Table1.A1" office:value-type="string">
            <text:p text:style-name="P25">تاریخ تولد:</text:p>
          </table:table-cell>
          <table:table-cell table:style-name="Table1.A1" office:value-type="string">
            <text:p text:style-name="P18"><text:s/>8 / 1 / 1375 </text:p>
          </table:table-cell>
          <table:table-cell table:style-name="Table1.A1" office:value-type="string">
            <text:p text:style-name="P25">محل سکونت:</text:p>
          </table:table-cell>
          <table:table-cell table:style-name="Table1.A1" office:value-type="string">
            <text:p text:style-name="P13"><text:s/>کرج - کمالشهر </text:p>
          </table:table-cell>
        </table:table-row>
        <table:table-row>
          <table:table-cell table:style-name="Table1.A1" office:value-type="string">
            <text:p text:style-name="P25">موبایل:</text:p>
          </table:table-cell>
          <table:table-cell table:style-name="Table1.A1" office:value-type="string">
            <text:p text:style-name="P18">09034354483</text:p>
          </table:table-cell>
          <table:table-cell table:style-name="Table1.A1" office:value-type="string">
            <text:p text:style-name="P25">سابقه بیمه:</text:p>
          </table:table-cell>
          <table:table-cell table:style-name="Table1.A1" office:value-type="string">
            <text:p text:style-name="P13">ندارم</text:p>
          </table:table-cell>
        </table:table-row>
        <table:table-row>
          <table:table-cell table:style-name="Table1.A5" office:value-type="string">
            <text:p text:style-name="P23">میزان تحصیلات:</text:p>
          </table:table-cell>
          <table:table-cell table:style-name="Table1.A5" office:value-type="string">
            <text:p text:style-name="P17">کارشناسی </text:p>
          </table:table-cell>
          <table:table-cell table:style-name="Table1.A5" office:value-type="string">
            <text:p text:style-name="P23">رشته تحصیلی:</text:p>
          </table:table-cell>
          <table:table-cell table:style-name="Table1.A5" office:value-type="string">
            <text:p text:style-name="P12">مهندسی کامپیوتر گرایش نرم افزار</text:p>
          </table:table-cell>
        </table:table-row>
        <table:table-row table:style-name="Table1.6">
          <table:table-cell table:style-name="Table1.A5" office:value-type="string">
            <text:p text:style-name="P24">آدرس ایمیل:</text:p>
          </table:table-cell>
          <table:table-cell table:style-name="Table1.A5" office:value-type="string">
            <text:p text:style-name="P28"><text:a xlink:type="simple" xlink:href="mailto:Alijaberi.web@gmail.com" text:style-name="Internet_20_link" text:visited-style-name="Visited_20_Internet_20_Link"><text:span text:style-name="T8">Alijaberi.web@gmail.com</text:span></text:a></text:p>
          </table:table-cell>
          <table:table-cell table:style-name="Table1.A5" office:value-type="string">
            <text:p text:style-name="P24">گیت هاب:</text:p>
          </table:table-cell>
          <table:table-cell table:style-name="Table1.A5" office:value-type="string">
            <text:p text:style-name="P19"><text:a xlink:type="simple" xlink:href="https://github.com/alijaberiir" text:style-name="Internet_20_link" text:visited-style-name="Visited_20_Internet_20_Link"><text:span text:style-name="T9">alijaberiir</text:span></text:a></text:p>
          </table:table-cell>
        </table:table-row>
      </table:table>
      <text:p text:style-name="P10"/>
      <text:p text:style-name="P14">به مدت سه سال است که پس از پایان تحصیلات اکادمیک به صورت فریلنسری مشغول طراحی سایت با زبان پایتون و فریمورک جنگو و وردپرس می باشم و علاقه مند به فعالیت تیمی وتوسعه یافتن در زمینه برنامه نویسی هستم.</text:p>
      <text:p text:style-name="P11"/>
      <text:p text:style-name="P27"><draw:line text:anchor-type="paragraph" draw:z-index="1" draw:name="Horizontal line 2" draw:style-name="gr2" draw:text-style-name="P41" svg:x1="6.6673in" svg:y1="0.2626in" svg:x2="-0.0071in" svg:y2="0.2626in"><text:p/></draw:line>سوابق کاری</text:p>
      <text:p text:style-name="P2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نام پروژه:</text:p>
          </table:table-cell>
          <table:table-cell table:style-name="Table2.A1" office:value-type="string">
            <text:p text:style-name="P3"><text:span text:style-name="T15">طراحی سایت </text:span><text:span text:style-name="T17">جنگویی </text:span><text:span text:style-name="T2">فلونیتا</text:span></text:p>
          </table:table-cell>
        </table:table-row>
        <table:table-row>
          <table:table-cell table:style-name="Table2.A1" office:value-type="string">
            <text:p text:style-name="P20">موضوع:</text:p>
          </table:table-cell>
          <table:table-cell table:style-name="Table2.A1" office:value-type="string">
            <text:p text:style-name="P4"><text:span text:style-name="T14">معرفی </text:span><text:span text:style-name="T16">‌؛ فروش و صادرات</text:span><text:span text:style-name="T14"> تخصصی زعفران </text:span></text:p>
          </table:table-cell>
        </table:table-row>
        <table:table-row table:style-name="Table2.3">
          <table:table-cell table:style-name="Table2.A3" office:value-type="string">
            <text:p text:style-name="P2">آدرس سایت:</text:p>
          </table:table-cell>
          <table:table-cell table:style-name="Table2.A3" office:value-type="string">
            <text:p text:style-name="P34"><text:a xlink:type="simple" xlink:href="https://flonita.com/" text:style-name="Internet_20_link" text:visited-style-name="Visited_20_Internet_20_Link"><text:span text:style-name="T6">Flonita.com</text:span></text:a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نام پروژه:</text:p>
          </table:table-cell>
          <table:table-cell table:style-name="Table3.A1" office:value-type="string">
            <text:p text:style-name="P9"><text:span text:style-name="T15">سایت </text:span><text:span text:style-name="T18">وردپرسی </text:span><text:span text:style-name="T4">فروشگاهی</text:span></text:p>
          </table:table-cell>
        </table:table-row>
        <table:table-row>
          <table:table-cell table:style-name="Table3.A1" office:value-type="string">
            <text:p text:style-name="P21">موضوع:</text:p>
          </table:table-cell>
          <table:table-cell table:style-name="Table3.A1" office:value-type="string">
            <text:p text:style-name="P8"><text:span text:style-name="T18">فروش محصولات غذایی و دارویی داخل کشور</text:span><text:span text:style-name="T14"> </text:span></text:p>
          </table:table-cell>
        </table:table-row>
        <table:table-row>
          <table:table-cell table:style-name="Table3.A3" office:value-type="string">
            <text:p text:style-name="P32">آدرس سایت:</text:p>
          </table:table-cell>
          <table:table-cell table:style-name="Table3.A3" office:value-type="string">
            <text:p text:style-name="P35"><text:a xlink:type="simple" xlink:href="https://flonita.ir/" text:style-name="Internet_20_link" text:visited-style-name="Visited_20_Internet_20_Link"><text:span text:style-name="T7">Flonita.ir</text:span></text:a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1">نام پروژه:</text:p>
          </table:table-cell>
          <table:table-cell table:style-name="Table4.A1" office:value-type="string">
            <text:p text:style-name="P5"><text:span text:style-name="T15">طراحی سایت </text:span><text:span text:style-name="T3">شخصی </text:span></text:p>
          </table:table-cell>
        </table:table-row>
        <table:table-row>
          <table:table-cell table:style-name="Table4.A1" office:value-type="string">
            <text:p text:style-name="P22">موضوع:</text:p>
          </table:table-cell>
          <table:table-cell table:style-name="Table4.A1" office:value-type="string">
            <text:p text:style-name="P15">سایت شخصی دکتر بیگلری به دو زبان</text:p>
          </table:table-cell>
        </table:table-row>
        <table:table-row>
          <table:table-cell table:style-name="Table4.A3" office:value-type="string">
            <text:p text:style-name="P33">آدرس سایت:</text:p>
          </table:table-cell>
          <table:table-cell table:style-name="Table4.A3" office:value-type="string">
            <text:p text:style-name="P6"><text:a xlink:type="simple" xlink:href="https://hamed-biglari.ir/" text:style-name="Internet_20_link" text:visited-style-name="Visited_20_Internet_20_Link"><text:span text:style-name="T5">hamed-biglari.ir</text:span></text:a></text:p>
          </table:table-cell>
        </table:table-row>
      </table:table>
      <text:p text:style-name="P16"><text:span text:style-name="T21"/></text:p>
      <text:p text:style-name="P26"><draw:line text:anchor-type="paragraph" draw:z-index="2" draw:name="Horizontal line 3" draw:style-name="gr1" draw:text-style-name="P41" svg:x1="6.663in" svg:y1="0.2008in" svg:x2="-0.0114in" svg:y2="0.2008in"><text:p/></draw:line><text:span text:style-name="T19">م</text:span><text:span text:style-name="T20">هارت ها</text:span></text:p>
      <text:p text:style-name="P26"><text:span text:style-name="T20"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3"/>
        <table:table-row>
          <table:table-cell table:style-name="Table10.A1" office:value-type="string">
            <text:p text:style-name="P29"><text:span text:style-name="T12">P</text:span><text:span text:style-name="T11">ython</text:span></text:p>
          </table:table-cell>
          <table:table-cell table:style-name="Table10.B1" table:number-columns-spanned="2" office:value-type="string">
            <text:p text:style-name="P29"><text:span text:style-name="T12">D</text:span><text:span text:style-name="T11">jango</text:span></text:p>
          </table:table-cell>
          <table:covered-table-cell/>
          <table:table-cell table:style-name="Table10.D1" office:value-type="string">
            <text:p text:style-name="P29"><text:span text:style-name="T13">F</text:span><text:span text:style-name="T11">ront-End</text:span></text:p>
          </table:table-cell>
          <table:table-cell table:style-name="Table10.E1" office:value-type="string">
            <text:p text:style-name="P29"><text:span text:style-name="T11">DataBase</text:span></text:p>
          </table:table-cell>
          <table:table-cell table:style-name="Table10.E1" office:value-type="string">
            <text:p text:style-name="P29"><text:span text:style-name="T11">Others</text:span></text:p>
          </table:table-cell>
        </table:table-row>
        <table:table-row>
          <table:table-cell table:style-name="Table10.A2" office:value-type="string">
            <text:p text:style-name="P38">OOP</text:p>
          </table:table-cell>
          <table:table-cell table:style-name="Table10.B2" office:value-type="string">
            <text:p text:style-name="P36">mixins</text:p>
          </table:table-cell>
          <table:table-cell table:style-name="Table10.C2" office:value-type="string">
            <text:p text:style-name="P36">MVT</text:p>
          </table:table-cell>
          <table:table-cell table:style-name="Table10.D2" office:value-type="string">
            <text:p text:style-name="P37">Html</text:p>
          </table:table-cell>
          <table:table-cell table:style-name="Table10.E2" office:value-type="string">
            <text:p text:style-name="P37">PostgerSQL</text:p>
          </table:table-cell>
          <table:table-cell table:style-name="Table10.E2" office:value-type="string">
            <text:p text:style-name="P39"><text:span text:style-name="T24">W</text:span>ordpress</text:p>
          </table:table-cell>
        </table:table-row>
        <table:table-row>
          <table:table-cell table:style-name="Table10.A2" office:value-type="string">
            <text:p text:style-name="P36">Functional Programming</text:p>
          </table:table-cell>
          <table:table-cell table:style-name="Table10.B2" office:value-type="string">
            <text:p text:style-name="P36">Custom Admin Panel</text:p>
          </table:table-cell>
          <table:table-cell table:style-name="Table10.C2" office:value-type="string">
            <text:p text:style-name="P36">ORM</text:p>
          </table:table-cell>
          <table:table-cell table:style-name="Table10.D2" office:value-type="string">
            <text:p text:style-name="P37">Css</text:p>
          </table:table-cell>
          <table:table-cell table:style-name="Table10.E2" office:value-type="string">
            <text:p text:style-name="P37">MySQL</text:p>
          </table:table-cell>
          <table:table-cell table:style-name="Table10.E2" office:value-type="string">
            <text:p text:style-name="P38"><text:span text:style-name="T25">D</text:span>ocker</text:p>
          </table:table-cell>
        </table:table-row>
        <table:table-row>
          <table:table-cell table:style-name="Table10.A2" office:value-type="string">
            <text:p text:style-name="P36">Json</text:p>
          </table:table-cell>
          <table:table-cell table:style-name="Table10.B2" office:value-type="string">
            <text:p text:style-name="P36">Permissions</text:p>
          </table:table-cell>
          <table:table-cell table:style-name="Table10.C2" office:value-type="string">
            <text:p text:style-name="P36">Templates</text:p>
          </table:table-cell>
          <table:table-cell table:style-name="Table10.D2" office:value-type="string">
            <text:p text:style-name="P37">Js</text:p>
          </table:table-cell>
          <table:table-cell table:style-name="Table10.E2" office:value-type="string">
            <text:p text:style-name="P37">Redis</text:p>
          </table:table-cell>
          <table:table-cell table:style-name="Table10.E2" office:value-type="string">
            <text:p text:style-name="P39"><text:span text:style-name="T23">DRF</text:span></text:p>
          </table:table-cell>
        </table:table-row>
        <table:table-row>
          <table:table-cell table:style-name="Table10.A2" office:value-type="string">
            <text:p text:style-name="P36">Http Requests</text:p>
          </table:table-cell>
          <table:table-cell table:style-name="Table10.B2" office:value-type="string">
            <text:p text:style-name="P36">Translation</text:p>
          </table:table-cell>
          <table:table-cell table:style-name="Table10.C2" office:value-type="string">
            <text:p text:style-name="P36">Forms</text:p>
          </table:table-cell>
          <table:table-cell table:style-name="Table10.D2" office:value-type="string">
            <text:p text:style-name="P37">Ajax</text:p>
          </table:table-cell>
          <table:table-cell table:style-name="Table10.E2" office:value-type="string">
            <text:p text:style-name="P37">ER Diagram</text:p>
          </table:table-cell>
          <table:table-cell table:style-name="Table10.E2" office:value-type="string">
            <text:p text:style-name="P38">Github</text:p>
          </table:table-cell>
        </table:table-row>
        <table:table-row>
          <table:table-cell table:style-name="Table10.A2" office:value-type="string">
            <text:p text:style-name="P36">DB tools</text:p>
          </table:table-cell>
          <table:table-cell table:style-name="Table10.B2" office:value-type="string">
            <text:p text:style-name="P36">Social login</text:p>
          </table:table-cell>
          <table:table-cell table:style-name="Table10.C2" office:value-type="string">
            <text:p text:style-name="P36">Generic Views</text:p>
          </table:table-cell>
          <table:table-cell table:style-name="Table10.D2" office:value-type="string">
            <text:p text:style-name="P37">Bootstrap</text:p>
          </table:table-cell>
          <table:table-cell table:style-name="Table10.E2" office:value-type="string">
            <text:p text:style-name="P40"/>
          </table:table-cell>
          <table:table-cell table:style-name="Table10.E2" office:value-type="string">
            <text:p text:style-name="P38">Git</text:p>
          </table:table-cell>
        </table:table-row>
        <table:table-row>
          <table:table-cell table:style-name="Table10.A2" office:value-type="string">
            <text:p text:style-name="P36">venv</text:p>
          </table:table-cell>
          <table:table-cell table:style-name="Table10.B2" office:value-type="string">
            <text:p text:style-name="P37">celery</text:p>
          </table:table-cell>
          <table:table-cell table:style-name="Table10.C2" office:value-type="string">
            <text:p text:style-name="P36">Auth</text:p>
          </table:table-cell>
          <table:table-cell table:style-name="Table10.D2" office:value-type="string">
            <text:p text:style-name="P40"/>
          </table:table-cell>
          <table:table-cell table:style-name="Table10.E2" office:value-type="string">
            <text:p text:style-name="P40"/>
          </table:table-cell>
          <table:table-cell table:style-name="Table10.E2" office:value-type="string">
            <text:p text:style-name="P38"><text:span text:style-name="T24">U</text:span>buntu</text:p>
          </table:table-cell>
        </table:table-row>
      </table:table>
      <text:p text:style-name="P26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hang" svg:font-family="Ahang" style:font-pitch="variable"/>
    <style:font-face style:name="Ahang1" svg:font-family="Ahang" style:font-adornments="Black" style:font-pitch="variable"/>
    <style:font-face style:name="Dana Black" svg:font-family="'Dana Black'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ANYekan" svg:font-family="IRANYek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dejavu sans mono" svg:font-family="'dejavu sans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fo:font-size="6pt" style:font-name-asian="OpenSymbol" style:font-family-asian="OpenSymbol" style:font-charset-asian="x-symbol" style:font-size-asian="5.25pt" style:font-name-complex="OpenSymbol" style:font-family-complex="OpenSymbol" style:font-charset-complex="x-symbol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.0201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9:15:57.225949408</meta:creation-date>
    <meta:editing-duration>PT28S</meta:editing-duration>
    <meta:editing-cycles>4</meta:editing-cycles>
    <meta:generator>LibreOffice/7.3.7.2$Linux_X86_64 LibreOffice_project/30$Build-2</meta:generator>
    <dc:date>2023-03-13T23:11:51.703201119</dc:date>
    <meta:document-statistic meta:table-count="5" meta:image-count="0" meta:object-count="0" meta:page-count="1" meta:paragraph-count="84" meta:word-count="189" meta:character-count="1059" meta:non-whitespace-character-count="946"/>
  </office:meta>
</office:document-meta>
</file>